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e823c" officeooo:paragraph-rsid="001e823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823c" officeooo:paragraph-rsid="001e823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e823c" officeooo:paragraph-rsid="001e823c" style:font-weight-asian="normal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officeooo:paragraph-rsid="001e823c"/>
    </style:style>
    <style:style style:name="T1" style:family="text">
      <style:text-properties officeooo:rsid="00204e48"/>
    </style:style>
    <style:style style:name="T2" style:family="text">
      <style:text-properties officeooo:rsid="0020f99b"/>
    </style:style>
    <style:style style:name="T3" style:family="text">
      <style:text-properties officeooo:rsid="0021c735"/>
    </style:style>
    <style:style style:name="T4" style:family="text">
      <style:text-properties fo:font-weight="normal" officeooo:rsid="001e823c" style:font-weight-asian="normal" style:font-weight-complex="normal"/>
    </style:style>
    <style:style style:name="T5" style:family="text">
      <style:text-properties fo:font-weight="normal" officeooo:rsid="00204e48" style:font-weight-asian="normal" style:font-weight-complex="normal"/>
    </style:style>
    <style:style style:name="T6" style:family="text">
      <style:text-properties fo:font-weight="normal" officeooo:rsid="0020f99b" style:font-weight-asian="normal" style:font-weight-complex="normal"/>
    </style:style>
    <style:style style:name="T7" style:family="text">
      <style:text-properties fo:font-weight="normal" officeooo:rsid="0021c73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neka Irem</text:p>
      <text:p text:style-name="P1">MART120</text:p>
      <text:p text:style-name="P1">8/31/2020</text:p>
      <text:p text:style-name="P2">Comments on Mindset</text:p>
      <text:p text:style-name="P3"/>
      <text:p text:style-name="P4"><text:span text:style-name="T4"><text:tab/>I have done a bit of study on the subject of mindset for a previous tutoring course, so this week’s content was refreshing and expanding on what I had already learned. <text:s/>I am a strong believer in the power of a growth mindset – even before I knew what the terms “growth mindset” or “fixed mindset” meant, I’ve always strongly believed that while we may start out inclined a certain way, talents are not set in stone, and anyone can learn anything they put their mind to. <text:s/></text:span><text:span text:style-name="T5">My result from the test was a 56, indicating a strong growth mindset, </text:span><text:span text:style-name="T6">although I do think I tend to lapse into a more fixed mindset when feeling stressed or under pressure, tending to tell myself things like “I can’t finish this in time” </text:span><text:span text:style-name="T7">or “I’m going to fail this class,” which only makes me more likely to go over time or fail an assignment. <text:s/>After reviewing the concept and listening to Dr. Dweck’s talk on the subject, going forward I am going to more earnestly practice using a growth mindset with myself as well as with other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31T18:38:31.440000000</meta:creation-date>
    <dc:date>2020-08-31T19:13:17.291000000</dc:date>
    <meta:editing-duration>PT4M14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5" meta:word-count="191" meta:character-count="1050" meta:non-whitespace-character-count="859"/>
  </office:meta>
</office:document-meta>
</file>